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style>
    <style:style style:name="P3" style:family="paragraph" style:parent-style-name="Sender" style:master-page-name="First_20_Page">
      <style:paragraph-properties style:page-number="auto"/>
    </style:style>
    <style:style style:name="P4" style:family="paragraph">
      <style:paragraph-properties fo:margin-left="0in" fo:margin-right="0in" fo:margin-top="0in" fo:margin-bottom="0in" fo:line-height="100%" fo:text-align="center" fo:text-indent="0in"/>
    </style:style>
    <style:style style:name="P5" style:family="paragraph">
      <loext:graphic-properties draw:fill="solid" draw:fill-color="#ffffff"/>
      <style:paragraph-properties fo:margin-left="0in" fo:margin-right="0in" fo:margin-top="0in" fo:margin-bottom="0in" fo:line-height="100%" fo:text-align="center" fo:text-indent="0in"/>
    </style:style>
    <style:style style:name="P6"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style>
    <style:style style:name="T1"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fo:font-variant="normal" fo:text-transform="none" fo:color="#004586" loext:opacity="100%" style:text-outline="false" style:text-line-through-style="none" style:text-line-through-type="none" fo:font-size="18pt" fo:font-style="normal" fo:text-shadow="none" style:text-underline-style="none" fo:font-weight="bold" style:letter-kerning="true" style:text-emphasize="none" style:font-relief="none" style:text-overline-style="none" style:text-overline-color="font-color"/>
    </style:style>
    <style:style style:name="gr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min-height="0.8736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1"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text:anchor-type="paragraph" draw:z-index="1" draw:name="Shape2" draw:style-name="gr1" draw:text-style-name="P5" svg:width="0.9858in" svg:height="0.9724in" svg:x="-1.3398in" svg:y="0.0055in"><draw:text-box><text:p text:style-name="P4"><text:span text:style-name="T1">Put your </text:span><text:span text:style-name="T2">LOGO</text:span><text:span text:style-name="T1"> here</text:span></text:p></draw:text-box></draw:frame><text:placeholder text:placeholder-type="text">&lt;Sender'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P2"><text:date style:data-style-name="N41" text:date-value="2025-12-09T10:55:23.717553145" text:fixed="true">December 9, 2025</text:date></text:p>
      <text:p text:style-name="P2"/>
      <text:p text:style-name="Addressee"><text:placeholder text:placeholder-type="text">&lt;Title&gt;</text:placeholder><text:placeholder text:placeholder-type="text">&lt;Recipient's name&gt;</text:placeholder><text:line-break/><text:placeholder text:placeholder-type="text">&lt;Company Name&gt;</text:placeholder><text:line-break/><text:placeholder text:placeholder-type="text">&lt;address street&gt;</text:placeholder><text:line-break/><text:placeholder text:placeholder-type="text">&lt;address postal code&gt;</text:placeholder><text:placeholder text:placeholder-type="text">&lt;address city&gt;</text:placeholder><text:line-break/><text:placeholder text:placeholder-type="text">&lt;state&gt;</text:placeholder></text:p>
      <text:p text:style-name="Text_20_body">Dear <text:placeholder text:placeholder-type="text">&lt;Title&gt;</text:placeholder><text:placeholder text:placeholder-type="text">&lt;Recipient's name&gt;</text:placeholder>,</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Text_20_body"><text:placeholder text:placeholder-type="text">&lt;Sender's name&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draw:gradient draw:name="Gradient_20_7" draw:display-name="Gradient 7" draw:style="linear" draw:start-color="#aecf00" draw:end-color="#ffffff" draw:start-intensity="100%" draw:end-intensity="100%" draw:angle="30deg" draw:border="0%">
      <loext:gradient-stop svg:offset="0" loext:color-type="rgb" loext:color-value="#aecf00"/>
      <loext:gradient-stop svg:offset="1" loext:color-type="rgb" loext:color-value="#ffffff"/>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1pt" fo:language="none" fo:country="none" style:letter-kerning="tru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erif" fo:font-size="18pt" fo:font-style="normal" fo:text-shadow="none" style:text-underline-style="none" fo:font-weight="normal" style:letter-kerning="true"/>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17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header>
        <text:p text:style-name="Header"><draw:custom-shape text:anchor-type="paragraph" draw:z-index="0" draw:name="Shape1" draw:style-name="Mgr1" draw:text-style-name="MP2" svg:width="1.3933in" svg:height="10.8268in" svg:x="-1.5535in" svg:y="-0.2783in"><text:p/><draw:enhanced-geometry svg:viewBox="0 0 21600 21600" draw:type="rectangle" draw:enhanced-path="M 0 0 L 21600 0 21600 21600 0 21600 0 0 Z N"/></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9T10:55:23.717209200</meta:creation-date>
    <meta:editing-duration>P0D</meta:editing-duration>
    <meta:editing-cycles>1</meta:editing-cycles>
    <meta:generator>LibreOffice/24.2.7.2$Linux_AARCH64 LibreOffice_project/420$Build-2</meta:generator>
    <dc:description>Modern business letter with serif font</dc:description>
    <dc:title>Modern business letter serif</dc:title>
    <meta:document-statistic meta:table-count="0" meta:image-count="0" meta:object-count="0" meta:page-count="1" meta:paragraph-count="10" meta:word-count="147" meta:character-count="996" meta:non-whitespace-character-count="858"/>
    <meta:template xlink:type="simple" xlink:actuate="onRequest" xlink:title="Modern business letter serif" xlink:href="../Modern_business_letter_serif.ott" meta:date="2025-12-09T10:55:23.717543200"/>
  </office:meta>
</office:document-meta>
</file>